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6c45" officeooo:paragraph-rsid="00066c4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Nimbus Mono L" officeooo:rsid="00068a5a" officeooo:paragraph-rsid="00068a5a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1" officeooo:rsid="0009171e" officeooo:paragraph-rsid="0009171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officeooo:rsid="000a8c9c" officeooo:paragraph-rsid="000a8c9c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officeooo:rsid="000b976b" officeooo:paragraph-rsid="000b976b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d8db3" officeooo:paragraph-rsid="000d8db3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f3e6a" officeooo:paragraph-rsid="000f3e6a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0afb9" officeooo:paragraph-rsid="0010afb9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60bb6" officeooo:paragraph-rsid="00160bb6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6053" officeooo:paragraph-rsid="00176053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8454" officeooo:paragraph-rsid="00198454" style:font-weight-asian="bold" style:font-weight-complex="bold"/>
    </style:style>
    <style:style style:name="P18" style:family="paragraph" style:parent-style-name="Header">
      <style:text-properties officeooo:rsid="00063088" officeooo:paragraph-rsid="000630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a5a" style:font-weight-asian="normal" style:font-weight-complex="normal"/>
    </style:style>
    <style:style style:name="T4" style:family="text">
      <style:text-properties fo:font-weight="normal" officeooo:rsid="0007d92f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8efbb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style:font-name="Nimbus Mono L" fo:font-style="normal" style:text-underline-style="none" fo:font-weight="normal" officeooo:rsid="00160bb6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ição do IPI → por <text:span text:style-name="T1">lei</text:span><text:span text:style-name="T2">.</text:span></text:p>
      <text:p text:style-name="P1"><text:span text:style-name="T2">Alteração de alíquotas → por </text:span><text:span text:style-name="T1">decreto</text:span><text:span text:style-name="T2">, </text:span><text:span text:style-name="T4">mas </text:span><text:span text:style-name="T2">deve obedecer </text:span><text:span text:style-name="T3">as </text:span><text:span text:style-name="T2">limitações:</text:span></text:p>
      <text:p text:style-name="P2"><text:span text:style-name="T2">Decreto-Lei 1.199/71, Art. 4º O </text:span><text:span text:style-name="T1">Poder Executivo</text:span><text:span text:style-name="T2">, em relação ao IPI, quando se torne necessário atingir os objetivos da política econômica governamental, mantida a seletividade em função da essencialidade do produto, ou, ainda, para corrigir distorções, fica autorizado a:</text:span></text:p>
      <text:p text:style-name="P2"><text:span text:style-name="T2">I – </text:span><text:span text:style-name="T1">reduzir alíquotas até 0</text:span><text:span text:style-name="T2">;</text:span></text:p>
      <text:p text:style-name="P2"><text:span text:style-name="T2">II –</text:span><text:span text:style-name="T1"> majorar alíquotas, acrescentando até 30 unidades ao percentual de incidência</text:span><text:span text:style-name="T2"> </text:span><text:span text:style-name="T1">fixado na lei</text:span><text:span text:style-name="T2">;</text:span></text:p>
      <text:p text:style-name="P2"><text:span text:style-name="T2">III – a </text:span><text:span text:style-name="T1">alterar a base de cálculo</text:span><text:span text:style-name="T2"> em relação a determinados produtos, podendo, para esse fim, fixar-lhes </text:span><text:span text:style-name="T1">valor tributável mínimo</text:span><text:span text:style-name="T2">.</text:span></text:p>
      <text:p text:style-name="P2"><text:span text:style-name="T2"/></text:p>
      <text:p text:style-name="P7"><text:span text:style-name="T2">O IPI é um tributo </text:span><text:span text:style-name="T1">real</text:span><text:span text:style-name="T2"> (incide sobre “coisas”) – ou seja, desconsidera as características pessoais dos contribuintes.</text:span></text:p>
      <text:p text:style-name="P7"><text:span text:style-name="T2"/></text:p>
      <text:p text:style-name="P8"><text:span text:style-name="T2">O IPI é um tributo </text:span><text:span text:style-name="T1">seletivo</text:span><text:span text:style-name="T2"> em função da essencialidade dos produtos, de forma que a incidência do IPI é graduada conforme a </text:span><text:span text:style-name="T1">capacidade contributiva</text:span><text:span text:style-name="T2"> de cada um.</text:span></text:p>
      <text:p text:style-name="P8"><text:span text:style-name="T2"/></text:p>
      <text:p text:style-name="P9"><text:span text:style-name="T2">O IPI é </text:span><text:span text:style-name="T1">não cumulativo</text:span><text:span text:style-name="T2">.</text:span></text:p>
      <text:p text:style-name="P9"><text:span text:style-name="T2"/></text:p>
      <text:p text:style-name="P9"><text:span text:style-name="T2">No sistema de compensação de débitos e créditos do IPI, caso se verifique saldo </text:span><text:span text:style-name="T1">credor</text:span><text:span text:style-name="T2"> (volume de compras supera volume de vendas), é </text:span><text:span text:style-name="T1">permitido</text:span><text:span text:style-name="T2"> transferir esses créditos para períodos de apuração subsequentes.</text:span></text:p>
      <text:p text:style-name="P9"><text:span text:style-name="T2"/></text:p>
      <text:p text:style-name="P9"><text:span text:style-name="T2">A </text:span><text:span text:style-name="T1">não incidência</text:span><text:span text:style-name="T2"> do IPI pode ocorrer de três formas:</text:span></text:p>
      <text:p text:style-name="P9"><text:span text:style-name="T2">1. A pessoa política não faz uso da competência tributária. Ex.: União decide não tributar moedas, embora pudesse fazê-lo.</text:span></text:p>
      <text:p text:style-name="P9"><text:span text:style-name="T2">2. A pessoa política não tem competência tributária para determinar certas situações fáticas como hipótese de incidência. Ex.: não incide IPI sobre petróleo bruto, visto que este não é industrializado.</text:span></text:p>
      <text:p text:style-name="P9"><text:span text:style-name="T2">3. A pessoa política é inibida pela CF de prever determinada situação fática como hipótese de incidência (</text:span><text:span text:style-name="T1">imunidade tributária</text:span><text:span text:style-name="T2">). Ex.: CF dispõe que não incide IPI sobre o outro definido em lei como ativo financeiro.</text:span></text:p>
      <text:p text:style-name="P9"><text:span text:style-name="T2"/></text:p>
      <text:p text:style-name="P10">Imunidades sobre o IPI<text:span text:style-name="T2">:</text:span></text:p>
      <text:p text:style-name="P3"><text:span text:style-name="T2">RIPI, Art. 18. São </text:span>imunes<text:span text:style-name="T2"> incidência do IPI:</text:span></text:p>
      <text:p text:style-name="P3"><text:span text:style-name="T2">I – os livros, jornais, periódicos e o papel destinado à sua impressão;</text:span></text:p>
      <text:p text:style-name="P3"><text:span text:style-name="T2">II – os produtos industrializados destinados ao exterior;</text:span></text:p>
      <text:p text:style-name="P3"><text:span text:style-name="T2">III – o ouro, quando definido como ativo financeiro ou instrumento cambial; e</text:span></text:p>
      <text:p text:style-name="P3"><text:span text:style-name="T2">IV – a energia elétrica, derivados de petróleo, combustíveis e minerais do País.</text:span></text:p>
      <text:p text:style-name="P6"><text:span text:style-name="T2"/></text:p>
      <text:p text:style-name="P11"><text:span text:style-name="T2">A imunidade sobre livros, jornais e periódicos é </text:span>absoluta<text:span text:style-name="T2">. Aquela sobre o papel não, pois está condicionada ao papel destinado à impressão dos livros, jornais e periódicos.</text:span></text:p>
      <text:p text:style-name="P11"><text:span text:style-name="T2"/></text:p>
      <text:p text:style-name="P12"><text:soft-page-break/><text:span text:style-name="T2">A </text:span>destinação do produto<text:span text:style-name="T2"> ao exterior, para fins de imunidade do IPI, será comprovada com a sua </text:span>saída do território nacional<text:span text:style-name="T2">.</text:span></text:p>
      <text:p text:style-name="P12"><text:span text:style-name="T2"/></text:p>
      <text:p text:style-name="P13"><text:span text:style-name="T2">Mas há situações em que se considera efetivada a exportação </text:span>sem que tenha ocorrido sua saída<text:span text:style-name="T2"> do território nacional. Isso só é permitido quando o pagamento for efetivado em </text:span>moeda nacional ou estrangeira de livre conversibilidade<text:span text:style-name="T2"> e a venda for realizada para:</text:span></text:p>
      <text:p text:style-name="P4"><text:span text:style-name="T2">I – </text:span>empresa<text:span text:style-name="T2"> sediada no exterior, para ser usado </text:span><text:span text:style-name="T5">exclusivamente</text:span><text:span text:style-name="T7"> nas atividades de </text:span><text:span text:style-name="T8">pesquisa ou lavra de jazidas de petróleo e de gás natural</text:span><text:span text:style-name="T9">, ainda que a utilização se faça por terceiro sediado no País;</text:span></text:p>
      <text:p text:style-name="P4"><text:span text:style-name="T9">II – </text:span><text:span text:style-name="T11">empresa</text:span><text:span text:style-name="T9"> sediada no exterior, para ser </text:span><text:span text:style-name="T6">totalmente</text:span><text:span text:style-name="T9"> incorporado a produto final exportado para o Brasil;</text:span></text:p>
      <text:p text:style-name="P4"><text:span text:style-name="T9">III – </text:span><text:span text:style-name="T11">órgão ou entidade de governo estrangeiro</text:span><text:span text:style-name="T9"> ou organismo internacional de que o Brasil seja membro, para ser entregue, no País, à ordem do comprador.</text:span></text:p>
      <text:p text:style-name="P4"><text:span text:style-name="T9"/></text:p>
      <text:p text:style-name="P14"><text:span text:style-name="T9">Também está imune o produto exportado </text:span><text:span text:style-name="T11">sem saída do território nacional</text:span><text:span text:style-name="T9"> para ser:</text:span></text:p>
      <text:p text:style-name="P5"><text:span text:style-name="T9">I – totalmente incorporado a bem que se encontre no País, de propriedade do </text:span><text:span text:style-name="T8">comprador estrangeiro</text:span><text:span text:style-name="T9">, inclusive em regime de admissão temporária sob a responsabilidade de terceiro;</text:span></text:p>
      <text:p text:style-name="P5"><text:span text:style-name="T9">II – entregue a órgão da Administração (U, E, DF, M) em </text:span><text:span text:style-name="T8">licitação internacional</text:span><text:span text:style-name="T9">;</text:span></text:p>
      <text:p text:style-name="P5"><text:span text:style-name="T9">III – entregue, em consignação, a </text:span><text:span text:style-name="T8">empresa nacional</text:span><text:span text:style-name="T9"> autorizada a operar em regime de </text:span><text:span text:style-name="T8">Loja Franca</text:span><text:span text:style-name="T9">;</text:span></text:p>
      <text:p text:style-name="P5"><text:span text:style-name="T9">IV – entregue, no País, a subsidiária ou coligada, para </text:span><text:span text:style-name="T8">distribuição de brinde a fornecedores e clientes</text:span><text:span text:style-name="T9">;</text:span></text:p>
      <text:p text:style-name="P5"><text:span text:style-name="T9">V – entregue a terceiro, no País, em substituição de produto anteriormente exportado e que tenha se mostrado, <text:s/></text:span><text:span text:style-name="T8">após o despacho aduaneiro de importação</text:span><text:span text:style-name="T9">, </text:span><text:span text:style-name="T6">defeituoso ou imprestável</text:span><text:span text:style-name="T9"> para o fim a que se destinava;</text:span></text:p>
      <text:p text:style-name="P5"><text:span text:style-name="T9">VI – entregue, no País, a missão diplomática, repartição consular de caráter permanente ou organismo internacional de que o Brasil seja membro, ou a seu integrante, estrangeiro; e</text:span></text:p>
      <text:p text:style-name="P5"><text:span text:style-name="T9">VII – entregue, no País, para ser incorporado a plataforma de pesquisa e lavra de jazidas de petróleo e gás natural em construção ou conversão contratada por empresa sediada no exterior, ou a seus módulos.</text:span></text:p>
      <text:p text:style-name="P5"><text:span text:style-name="T12"/></text:p>
      <text:p text:style-name="P15"><text:span text:style-name="T9">Nesses casos em que a exportação ocorre </text:span><text:span text:style-name="T11">sem</text:span><text:span text:style-name="T9"> a saída do produto do território nacional, se o pagamento for </text:span><text:span text:style-name="T11">a prazo ou à prestação</text:span><text:span text:style-name="T9">, os efeitos </text:span><text:span text:style-name="T11">fiscais e cambiais</text:span><text:span text:style-name="T9">, quando reconhecidos pela legislação vigente, serão produzidos </text:span><text:span text:style-name="T11">no momento da contratação</text:span><text:span text:style-name="T9">, sob condição resolutória, aperfeiçoando-se pelo recebimento integral em moeda de livre conversibilidade.</text:span></text:p>
      <text:p text:style-name="P15"><text:span text:style-name="T9"/></text:p>
      <text:p text:style-name="P16"><text:span text:style-name="T9">STF: tanto a </text:span><text:span text:style-name="T8">imunidade recíproca</text:span><text:span text:style-name="T9"> quanto a aplicável aos </text:span><text:span text:style-name="T8">partidos políticos, entidades sindicais e instituições de educação e assistência social</text:span><text:span text:style-name="T9"> gozam de </text:span><text:span text:style-name="T11">imunidade do IPI e II quando importam mercadorias do exterior</text:span><text:span text:style-name="T9">. </text:span><text:span text:style-name="T10">Há identidade entre contribuinte de direito e contribuinte de fato.</text:span></text:p>
      <text:p text:style-name="P16"><text:span text:style-name="T10"/></text:p>
      <text:p text:style-name="P17"><text:span text:style-name="T10">O </text:span><text:span text:style-name="T9">IPI terá reduzido seu impacto sobre a </text:span><text:span text:style-name="T11">aquisição de bens de capital</text:span><text:span text:style-name="T9"> pelo contribuinte do imposto, na forma da </text:span><text:span text:style-name="T11">lei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088" officeooo:paragraph-rsid="00063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PI: incidência, industrialização, conceito, características e modalidades de industrialização, exclusões, redução e majoração, <text:s/>classificação de prod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55:17.836250632</meta:creation-date>
    <dc:date>2018-01-25T18:04:02.880970592</dc:date>
    <meta:editing-duration>PT1H8M36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801" meta:character-count="5132" meta:non-whitespace-character-count="4348"/>
  </office:meta>
</office:document-meta>
</file>